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9000001BD21E67D300125C00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d70" officeooo:paragraph-rsid="00175d70"/>
    </style:style>
    <style:style style:name="P2" style:family="paragraph" style:parent-style-name="Standard">
      <style:text-properties fo:font-style="italic" fo:font-weight="bold" officeooo:rsid="00175d70" officeooo:paragraph-rsid="00175d7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Caso e Uso </text:p>
      <text:p text:style-name="P1"/>
      <text:p text:style-name="P1"><draw:frame draw:style-name="fr1" draw:name="Figura1" text:anchor-type="paragraph" svg:x="0.55cm" svg:y="0.82cm" svg:width="15.901cm" svg:height="11.774cm" draw:z-index="0"><draw:image xlink:href="Pictures/1000000000000259000001BD21E67D300125C00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52:53.254000000</meta:creation-date>
    <dc:date>2017-11-07T20:07:10.176000000</dc:date>
    <meta:editing-duration>PT38M55S</meta:editing-duration>
    <meta:editing-cycles>4</meta:editing-cycles>
    <meta:generator>LibreOffice/5.2.0.4$Windows_X86_64 LibreOffice_project/066b007f5ebcc236395c7d282ba488bca6720265</meta:generator>
    <meta:document-statistic meta:table-count="0" meta:image-count="1" meta:object-count="0" meta:page-count="1" meta:paragraph-count="1" meta:word-count="5" meta:character-count="23" meta:non-whitespace-character-count="18"/>
  </office:meta>
</office:document-meta>
</file>